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d9d9e3"/>
    </style:style>
    <style:style style:name="P2" style:family="paragraph" style:parent-style-name="Text_20_body" style:list-style-name="L1">
      <style:paragraph-properties fo:padding="0.049cm" fo:border="0.002cm solid #d9d9e3"/>
    </style:style>
    <style:style style:name="P3" style:family="paragraph" style:parent-style-name="Text_20_body" style:list-style-name="L2">
      <style:paragraph-properties fo:padding="0.049cm" fo:border="0.002cm solid #d9d9e3"/>
    </style:style>
    <style:style style:name="P4" style:family="paragraph" style:parent-style-name="Text_20_body" style:list-style-name="L3">
      <style:paragraph-properties fo:padding="0.049cm" fo:border="0.002cm solid #d9d9e3"/>
    </style:style>
    <style:style style:name="P5" style:family="paragraph" style:parent-style-name="Text_20_body" style:list-style-name="L4">
      <style:paragraph-properties fo:padding="0.049cm" fo:border="0.002cm solid #d9d9e3"/>
    </style:style>
    <style:style style:name="P6" style:family="paragraph" style:parent-style-name="Text_20_body" style:list-style-name="L5">
      <style:paragraph-properties fo:padding="0.049cm" fo:border="0.002cm solid #d9d9e3"/>
    </style:style>
    <style:style style:name="P7" style:family="paragraph" style:parent-style-name="Text_20_body" style:list-style-name="L6">
      <style:paragraph-properties fo:padding="0.049cm" fo:border="0.002cm solid #d9d9e3"/>
    </style:style>
    <style:style style:name="P8" style:family="paragraph" style:parent-style-name="Text_20_body" style:list-style-name="L7">
      <style:paragraph-properties fo:padding="0.049cm" fo:border="0.002cm solid #d9d9e3"/>
    </style:style>
    <style:style style:name="P9" style:family="paragraph" style:parent-style-name="Text_20_body" style:list-style-name="L8">
      <style:paragraph-properties fo:padding="0.049cm" fo:border="0.002cm solid #d9d9e3"/>
    </style:style>
    <style:style style:name="P10" style:family="paragraph" style:parent-style-name="Text_20_body" style:list-style-name="L9">
      <style:paragraph-properties fo:padding="0.049cm" fo:border="0.002cm solid #d9d9e3"/>
    </style:style>
    <style:style style:name="P11" style:family="paragraph" style:parent-style-name="Text_20_body" style:list-style-name="L10">
      <style:paragraph-properties fo:padding="0.049cm" fo:border="0.002cm solid #d9d9e3"/>
    </style:style>
    <style:style style:name="P12" style:family="paragraph" style:parent-style-name="Text_20_body" style:list-style-name="L1">
      <style:paragraph-properties fo:margin-top="0cm" fo:margin-bottom="0cm" fo:padding="0.049cm" fo:border="0.002cm solid #d9d9e3"/>
    </style:style>
    <style:style style:name="P13" style:family="paragraph" style:parent-style-name="Text_20_body" style:list-style-name="L2">
      <style:paragraph-properties fo:margin-top="0cm" fo:margin-bottom="0cm" fo:padding="0.049cm" fo:border="0.002cm solid #d9d9e3"/>
    </style:style>
    <style:style style:name="P14" style:family="paragraph" style:parent-style-name="Text_20_body" style:list-style-name="L3">
      <style:paragraph-properties fo:margin-top="0cm" fo:margin-bottom="0cm" fo:padding="0.049cm" fo:border="0.002cm solid #d9d9e3"/>
    </style:style>
    <style:style style:name="P15" style:family="paragraph" style:parent-style-name="Text_20_body" style:list-style-name="L4">
      <style:paragraph-properties fo:margin-top="0cm" fo:margin-bottom="0cm" fo:padding="0.049cm" fo:border="0.002cm solid #d9d9e3"/>
    </style:style>
    <style:style style:name="P16" style:family="paragraph" style:parent-style-name="Text_20_body" style:list-style-name="L5">
      <style:paragraph-properties fo:margin-top="0cm" fo:margin-bottom="0cm" fo:padding="0.049cm" fo:border="0.002cm solid #d9d9e3"/>
    </style:style>
    <style:style style:name="P17" style:family="paragraph" style:parent-style-name="Text_20_body" style:list-style-name="L7">
      <style:paragraph-properties fo:margin-top="0cm" fo:margin-bottom="0cm" fo:padding="0.049cm" fo:border="0.002cm solid #d9d9e3"/>
    </style:style>
    <style:style style:name="P18" style:family="paragraph" style:parent-style-name="Text_20_body" style:list-style-name="L9">
      <style:paragraph-properties fo:margin-top="0cm" fo:margin-bottom="0cm" fo:padding="0.049cm" fo:border="0.002cm solid #d9d9e3"/>
    </style:style>
    <style:style style:name="P19" style:family="paragraph" style:parent-style-name="Heading_20_3">
      <style:paragraph-properties fo:padding="0.049cm" fo:border="0.002cm solid #d9d9e3"/>
    </style:style>
    <style:style style:name="P20" style:family="paragraph" style:parent-style-name="Preformatted_20_Text">
      <style:paragraph-properties fo:margin-top="0cm" fo:margin-bottom="0.499cm" fo:padding="0.049cm" fo:border="0.002cm solid #d9d9e3"/>
    </style:style>
    <style:style style:name="P21" style:family="paragraph" style:parent-style-name="Preformatted_20_Text" style:list-style-name="L1">
      <style:paragraph-properties fo:margin-top="0cm" fo:margin-bottom="0.499cm" fo:padding="0.049cm" fo:border="0.002cm solid #d9d9e3"/>
    </style:style>
    <style:style style:name="P22" style:family="paragraph" style:parent-style-name="Preformatted_20_Text" style:list-style-name="L2">
      <style:paragraph-properties fo:margin-top="0cm" fo:margin-bottom="0.499cm" fo:padding="0.049cm" fo:border="0.002cm solid #d9d9e3"/>
    </style:style>
    <style:style style:name="P23" style:family="paragraph" style:parent-style-name="Preformatted_20_Text" style:list-style-name="L4">
      <style:paragraph-properties fo:margin-top="0cm" fo:margin-bottom="0.499cm" fo:padding="0.049cm" fo:border="0.002cm solid #d9d9e3"/>
    </style:style>
    <style:style style:name="P24" style:family="paragraph" style:parent-style-name="Preformatted_20_Text">
      <style:paragraph-properties fo:padding="0.049cm" fo:border="0.002cm solid #d9d9e3"/>
    </style:style>
    <style:style style:name="P25" style:family="paragraph" style:parent-style-name="Preformatted_20_Text" style:list-style-name="L1">
      <style:paragraph-properties fo:padding="0.049cm" fo:border="0.002cm solid #d9d9e3"/>
    </style:style>
    <style:style style:name="P26" style:family="paragraph" style:parent-style-name="Preformatted_20_Text" style:list-style-name="L2">
      <style:paragraph-properties fo:padding="0.049cm" fo:border="0.002cm solid #d9d9e3"/>
    </style:style>
    <style:style style:name="P27" style:family="paragraph" style:parent-style-name="Preformatted_20_Text" style:list-style-name="L4">
      <style:paragraph-properties fo:padding="0.049cm" fo:border="0.002cm solid #d9d9e3"/>
    </style:style>
    <style:style style:name="P28" style:family="paragraph" style:parent-style-name="Heading_20_1">
      <style:paragraph-properties fo:padding="0.049cm" fo:border="0.002cm solid #d9d9e3"/>
    </style:style>
    <style:style style:name="P29" style:family="paragraph" style:parent-style-name="Heading_20_2">
      <style:paragraph-properties fo:padding="0.049cm" fo:border="0.002cm solid #d9d9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sv-data-store</text:h>
      <text:h text:style-name="P29" text:outline-level="2">Overview</text:h>
      <text:p text:style-name="P1"><text:span text:style-name="Source_20_Text">csv-data-store</text:span> is a REST API developed to store customer data received from CSVReader. It provides two endpoints for saving and retrieving customer information.</text:p>
      <text:h text:style-name="P29" text:outline-level="2">Endpoints</text:h>
      <text:h text:style-name="P19" text:outline-level="3">1. Save Customer</text:h>
      <text:list xml:id="list1309480134741917142" text:style-name="L1">
        <text:list-item>
          <text:p text:style-name="P12"><text:span text:style-name="Strong_20_Emphasis">Endpoint:</text:span> <text:span text:style-name="Source_20_Text">POST /api/customer</text:span></text:p>
        </text:list-item>
        <text:list-item>
          <text:p text:style-name="P12"><text:span text:style-name="Strong_20_Emphasis">Description:</text:span> Saves customer data to the database.</text:p>
        </text:list-item>
        <text:list-item>
          <text:p text:style-name="P12"><text:span text:style-name="Strong_20_Emphasis">Request:</text:span></text:p>
          <text:list>
            <text:list-item>
              <text:p text:style-name="P12">Method: <text:span text:style-name="Source_20_Text">POST</text:span></text:p>
            </text:list-item>
            <text:list-item>
              <text:p text:style-name="P12">URL: <text:span text:style-name="Source_20_Text">http://your-api-base-url/api/customer</text:span></text:p>
            </text:list-item>
            <text:list-item>
              <text:p text:style-name="P2">Body: JSON representation of the customer entity</text:p>
              <text:p text:style-name="P25">jsonCopy code</text:p>
              <text:p text:style-name="P25"><text:span text:style-name="Source_20_Text">{</text:span></text:p>
              <text:p text:style-name="P25"><text:span text:style-name="Source_20_Text"><text:s text:c="2"/>"customerRef": "uniqueRef123",</text:span></text:p>
              <text:p text:style-name="P25"><text:span text:style-name="Source_20_Text"><text:s text:c="2"/>"customerName": "John Doe",</text:span></text:p>
              <text:p text:style-name="P25"><text:span text:style-name="Source_20_Text"><text:s text:c="2"/>"addressLine1": "123 Main St",</text:span></text:p>
              <text:p text:style-name="P25"><text:span text:style-name="Source_20_Text"><text:s text:c="2"/>"addressLine2": "",</text:span></text:p>
              <text:p text:style-name="P25"><text:span text:style-name="Source_20_Text"><text:s text:c="2"/>"town": "Cityville",</text:span></text:p>
              <text:p text:style-name="P25"><text:span text:style-name="Source_20_Text"><text:s text:c="2"/>"county": "Countyshire",</text:span></text:p>
              <text:p text:style-name="P25"><text:span text:style-name="Source_20_Text"><text:s text:c="2"/>"country": "Countryland",</text:span></text:p>
              <text:p text:style-name="P25"><text:span text:style-name="Source_20_Text"><text:s text:c="2"/>"postcode": "12345"</text:span></text:p>
              <text:p text:style-name="P21"><text:span text:style-name="Source_20_Text">}</text:span></text:p>
            </text:list-item>
          </text:list>
        </text:list-item>
        <text:list-item>
          <text:p text:style-name="P12"><text:span text:style-name="Strong_20_Emphasis">Response:</text:span></text:p>
          <text:list>
            <text:list-item>
              <text:p text:style-name="P12">Status: 201 Created</text:p>
            </text:list-item>
            <text:list-item>
              <text:p text:style-name="P2">Body: "Customer saved successfully"</text:p>
            </text:list-item>
          </text:list>
        </text:list-item>
      </text:list>
      <text:h text:style-name="P19" text:outline-level="3">2. Get Customer</text:h>
      <text:list xml:id="list4394217258578134167" text:style-name="L2">
        <text:list-item>
          <text:p text:style-name="P13"><text:span text:style-name="Strong_20_Emphasis">Endpoint:</text:span> <text:span text:style-name="Source_20_Text">GET /api/customer</text:span></text:p>
        </text:list-item>
        <text:list-item>
          <text:p text:style-name="P13"><text:span text:style-name="Strong_20_Emphasis">Description:</text:span> Retrieves customer data based on the customer reference.</text:p>
        </text:list-item>
        <text:list-item>
          <text:p text:style-name="P13"><text:span text:style-name="Strong_20_Emphasis">Request:</text:span></text:p>
          <text:list>
            <text:list-item>
              <text:p text:style-name="P13">Method: <text:span text:style-name="Source_20_Text">GET</text:span></text:p>
            </text:list-item>
            <text:list-item>
              <text:p text:style-name="P13">URL: <text:span text:style-name="Source_20_Text">http://your-api-base-url/api/customer?customerRef=uniqueRef123</text:span></text:p>
            </text:list-item>
          </text:list>
        </text:list-item>
        <text:list-item>
          <text:p text:style-name="P13"><text:span text:style-name="Strong_20_Emphasis">Response:</text:span></text:p>
          <text:list>
            <text:list-item>
              <text:p text:style-name="P13">Status: 200 OK</text:p>
            </text:list-item>
            <text:list-item>
              <text:p text:style-name="P3">Body: JSON representation of the customer entity</text:p>
              <text:p text:style-name="P26">jsonCopy code</text:p>
              <text:p text:style-name="P26"><text:span text:style-name="Source_20_Text">{</text:span></text:p>
              <text:p text:style-name="P26"><text:span text:style-name="Source_20_Text"><text:s text:c="2"/>"customerRef": "uniqueRef123",</text:span></text:p>
              <text:p text:style-name="P26"><text:soft-page-break/><text:span text:style-name="Source_20_Text"><text:s text:c="2"/>"customerName": "John Doe",</text:span></text:p>
              <text:p text:style-name="P26"><text:span text:style-name="Source_20_Text"><text:s text:c="2"/>"addressLine1": "123 Main St",</text:span></text:p>
              <text:p text:style-name="P26"><text:span text:style-name="Source_20_Text"><text:s text:c="2"/>"addressLine2": "",</text:span></text:p>
              <text:p text:style-name="P26"><text:span text:style-name="Source_20_Text"><text:s text:c="2"/>"town": "Cityville",</text:span></text:p>
              <text:p text:style-name="P26"><text:span text:style-name="Source_20_Text"><text:s text:c="2"/>"county": "Countyshire",</text:span></text:p>
              <text:p text:style-name="P26"><text:span text:style-name="Source_20_Text"><text:s text:c="2"/>"country": "Countryland",</text:span></text:p>
              <text:p text:style-name="P26"><text:span text:style-name="Source_20_Text"><text:s text:c="2"/>"postcode": "12345"</text:span></text:p>
              <text:p text:style-name="P22"><text:span text:style-name="Source_20_Text">}</text:span></text:p>
            </text:list-item>
          </text:list>
        </text:list-item>
      </text:list>
      <text:h text:style-name="P29" text:outline-level="2">Technologies Used</text:h>
      <text:list xml:id="list7811377475652332361" text:style-name="L3">
        <text:list-item>
          <text:p text:style-name="P14">Java</text:p>
        </text:list-item>
        <text:list-item>
          <text:p text:style-name="P14">Spring Boot</text:p>
        </text:list-item>
        <text:list-item>
          <text:p text:style-name="P14">Spring Data JPA</text:p>
        </text:list-item>
        <text:list-item>
          <text:p text:style-name="P14">MySQL Connector</text:p>
        </text:list-item>
        <text:list-item>
          <text:p text:style-name="P4">Jakarta Persistence API</text:p>
        </text:list-item>
      </text:list>
      <text:h text:style-name="P29" text:outline-level="2">Installation</text:h>
      <text:list xml:id="list2586317172150758542" text:style-name="L4">
        <text:list-item>
          <text:p text:style-name="P15">Clone the repository.</text:p>
        </text:list-item>
        <text:list-item>
          <text:p text:style-name="P5">Build the project using Maven.</text:p>
          <text:p text:style-name="P27">Copy code</text:p>
          <text:p text:style-name="P23"><text:span text:style-name="Source_20_Text">mvn clean install</text:span></text:p>
        </text:list-item>
        <text:list-item>
          <text:p text:style-name="P5">Run the application.</text:p>
          <text:p text:style-name="P27">arduinoCopy code</text:p>
          <text:p text:style-name="P23"><text:span text:style-name="Source_20_Text">mvn spring-boot:run</text:span></text:p>
        </text:list-item>
      </text:list>
      <text:h text:style-name="P29" text:outline-level="2">Configuration</text:h>
      <text:list xml:id="list5568278102108301449" text:style-name="L5">
        <text:list-item>
          <text:p text:style-name="P16">Database configuration is specified in <text:span text:style-name="Source_20_Text">application.properties</text:span>.</text:p>
        </text:list-item>
        <text:list-item>
          <text:p text:style-name="P6">Ensure that MySQL is running and accessible.</text:p>
        </text:list-item>
      </text:list>
      <text:h text:style-name="P29" text:outline-level="2">Usage</text:h>
      <text:list xml:id="list6785822515825263146" text:style-name="L6">
        <text:list-item>
          <text:p text:style-name="P7">Use the provided endpoints to save and retrieve customer data.</text:p>
        </text:list-item>
      </text:list>
      <text:p text:style-name="Horizontal_20_Line"/>
      <text:h text:style-name="P28" text:outline-level="1">CSVReader</text:h>
      <text:h text:style-name="P29" text:outline-level="2">Overview</text:h>
      <text:p text:style-name="P1"><text:span text:style-name="Source_20_Text">CSVReader</text:span> is a utility developed to read data from a CSV file and send it to <text:span text:style-name="Source_20_Text">csv-data-store</text:span> via its REST API.</text:p>
      <text:h text:style-name="P29" text:outline-level="2"><text:soft-page-break/>Usage</text:h>
      <text:list xml:id="list969396368499022169" text:style-name="L7">
        <text:list-item>
          <text:p text:style-name="P17">Set the <text:span text:style-name="Source_20_Text">csvFilePath</text:span> variable in <text:span text:style-name="Source_20_Text">CSVReader</text:span> to the path of your CSV file.</text:p>
        </text:list-item>
        <text:list-item>
          <text:p text:style-name="P17">Set the <text:span text:style-name="Source_20_Text">apiUrl</text:span> variable to the base URL of your <text:span text:style-name="Source_20_Text">csv-data-store</text:span> API.</text:p>
        </text:list-item>
        <text:list-item>
          <text:p text:style-name="P8">Run the <text:span text:style-name="Source_20_Text">main</text:span> method in <text:span text:style-name="Source_20_Text">CSVReader</text:span>.</text:p>
        </text:list-item>
      </text:list>
      <text:h text:style-name="P29" text:outline-level="2">Dependencies</text:h>
      <text:list xml:id="list4516286121233961933" text:style-name="L8">
        <text:list-item>
          <text:p text:style-name="P9">Java</text:p>
        </text:list-item>
      </text:list>
      <text:h text:style-name="P29" text:outline-level="2">CSV Format</text:h>
      <text:list xml:id="list60690307592818368" text:style-name="L9">
        <text:list-item>
          <text:p text:style-name="P18">CSV file is expected to have the following columns:</text:p>
          <text:list>
            <text:list-item>
              <text:p text:style-name="P18">Customer Reference</text:p>
            </text:list-item>
            <text:list-item>
              <text:p text:style-name="P18">Customer Name</text:p>
            </text:list-item>
            <text:list-item>
              <text:p text:style-name="P18">Address Line 1</text:p>
            </text:list-item>
            <text:list-item>
              <text:p text:style-name="P18">Address Line 2</text:p>
            </text:list-item>
            <text:list-item>
              <text:p text:style-name="P18">Town</text:p>
            </text:list-item>
            <text:list-item>
              <text:p text:style-name="P18">County</text:p>
            </text:list-item>
            <text:list-item>
              <text:p text:style-name="P18">Country</text:p>
            </text:list-item>
            <text:list-item>
              <text:p text:style-name="P10">Postcode</text:p>
            </text:list-item>
          </text:list>
        </text:list-item>
      </text:list>
      <text:h text:style-name="P29" text:outline-level="2">Example CSV Row</text:h>
      <text:p text:style-name="P24">csvCopy code</text:p>
      <text:p text:style-name="P20"><text:span text:style-name="Source_20_Text">uniqueRef123,John Doe,123 Main St,,Cityville,Countyshire,Countryland,12345</text:span></text:p>
      <text:h text:style-name="P29" text:outline-level="2">Important Note</text:h>
      <text:list xml:id="list8155478720690818001" text:style-name="L10">
        <text:list-item>
          <text:p text:style-name="P11">Ensure that <text:span text:style-name="Source_20_Text">csv-data-store</text:span> is running and accessible before running <text:span text:style-name="Source_20_Text">CSVReader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</meta:initial-creator>
    <meta:creation-date>2023-12-03T23:06:37.72</meta:creation-date>
    <meta:document-statistic meta:table-count="0" meta:image-count="0" meta:object-count="0" meta:page-count="3" meta:paragraph-count="88" meta:word-count="362" meta:character-count="2324"/>
    <dc:date>2023-12-03T23:13:39.12</dc:date>
    <dc:creator>Gerald </dc:creator>
    <meta:editing-duration>PT7M1S</meta:editing-duration>
    <meta:editing-cycles>1</meta:editing-cycles>
    <meta:generator>OpenOffice/4.1.14$Win32 OpenOffice.org_project/4114m1$Build-9811</meta:generator>
  </office:meta>
</office:document-meta>
</file>